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N_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UvJEx</text:p>
          </table:table-cell>
          <table:table-cell office:value-type="string" calcext:value-type="string">
            <text:p>Uv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16747477077" calcext:value-type="float">
            <text:p>0.0316747477</text:p>
          </table:table-cell>
          <table:table-cell office:value-type="float" office:value="0.0037041902849" calcext:value-type="float">
            <text:p>0.0037041903</text:p>
          </table:table-cell>
          <table:table-cell office:value-type="float" office:value="0.0666806289917" calcext:value-type="float">
            <text:p>0.066680629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1956209204454" calcext:value-type="float">
            <text:p>12.1956209204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1.49928683562653" calcext:value-type="float">
            <text:p>-1.4992868356</text:p>
          </table:table-cell>
          <table:table-cell table:formula="of:=LOG([.G2];10)" office:value-type="float" office:value="-2.43130671163389" calcext:value-type="float">
            <text:p>-2.4313067116</text:p>
          </table:table-cell>
          <table:table-cell table:formula="of:=LOG([.H2];10)" office:value-type="float" office:value="-1.17600031216833" calcext:value-type="float">
            <text:p>-1.1760003122</text:p>
          </table:table-cell>
          <table:table-cell table:number-columns-repeated="3"/>
          <table:table-cell table:style-name="ce2" office:value-type="string" calcext:value-type="string" table:number-columns-spanned="4" table:number-rows-spanned="6">
            <text:p>standard+upwind flux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118583525443" calcext:value-type="float">
            <text:p>0.0118583525</text:p>
          </table:table-cell>
          <table:table-cell office:value-type="float" office:value="0.0010048061973" calcext:value-type="float">
            <text:p>0.0010048062</text:p>
          </table:table-cell>
          <table:table-cell office:value-type="float" office:value="0.017779220206" calcext:value-type="float">
            <text:p>0.0177792202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448959245259" calcext:value-type="float">
            <text:p>12.2448959245</text:p>
          </table:table-cell>
          <table:table-cell table:formula="of:=LOG([.E3];10)" office:value-type="float" office:value="-1.79934054945402" calcext:value-type="float">
            <text:p>-1.7993405495</text:p>
          </table:table-cell>
          <table:table-cell table:formula="of:=LOG([.F3];10)" office:value-type="float" office:value="-1.92597564238976" calcext:value-type="float">
            <text:p>-1.9259756424</text:p>
          </table:table-cell>
          <table:table-cell table:formula="of:=LOG([.G3];10)" office:value-type="float" office:value="-2.99791769501921" calcext:value-type="float">
            <text:p>-2.997917695</text:p>
          </table:table-cell>
          <table:table-cell table:formula="of:=LOG([.H3];10)" office:value-type="float" office:value="-1.7500872910406" calcext:value-type="float">
            <text:p>-1.750087291</text:p>
          </table:table-cell>
          <table:table-cell table:formula="of:=([.L3]-[.L2])/([.K3]-[.K2])" office:value-type="float" office:value="3.61296606437793" calcext:value-type="float">
            <text:p>3.61</text:p>
          </table:table-cell>
          <table:table-cell table:formula="of:=([.M3]-[.M2])/([.K3]-[.K2])" office:value-type="float" office:value="4.79775007505861" calcext:value-type="float">
            <text:p>4.80</text:p>
          </table:table-cell>
          <table:table-cell table:formula="of:=([.N3]-[.N2])/([.K3]-[.K2])" office:value-type="float" office:value="4.86105269177528" calcext:value-type="float">
            <text:p>4.86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30350655696" calcext:value-type="float">
            <text:p>0.0030350656</text:p>
          </table:table-cell>
          <table:table-cell office:value-type="float" office:value="0.0001276292779" calcext:value-type="float">
            <text:p>0.0001276293</text:p>
          </table:table-cell>
          <table:table-cell office:value-type="float" office:value="0.0022275263114" calcext:value-type="float">
            <text:p>0.0022275263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05320975811" calcext:value-type="float">
            <text:p>12.2605320976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2.51783192198317" calcext:value-type="float">
            <text:p>-2.517831922</text:p>
          </table:table-cell>
          <table:table-cell table:formula="of:=LOG([.G4];10)" office:value-type="float" office:value="-3.89404968790423" calcext:value-type="float">
            <text:p>-3.8940496879</text:p>
          </table:table-cell>
          <table:table-cell table:formula="of:=LOG([.H4];10)" office:value-type="float" office:value="-2.65217715740182" calcext:value-type="float">
            <text:p>-2.6521771574</text:p>
          </table:table-cell>
          <table:table-cell table:formula="of:=([.L4]-[.L3])/([.K4]-[.K3])" office:value-type="float" office:value="3.23541282412095" calcext:value-type="float">
            <text:p>3.24</text:p>
          </table:table-cell>
          <table:table-cell table:formula="of:=([.M4]-[.M3])/([.K4]-[.K3])" office:value-type="float" office:value="4.89875167646619" calcext:value-type="float">
            <text:p>4.90</text:p>
          </table:table-cell>
          <table:table-cell table:formula="of:=([.N4]-[.N3])/([.K4]-[.K3])" office:value-type="float" office:value="4.93132069856495" calcext:value-type="float">
            <text:p>4.93</text:p>
          </table:table-cell>
          <table:covered-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12273580856" calcext:value-type="float">
            <text:p>0.0012273581</text:p>
          </table:table-cell>
          <table:table-cell office:value-type="float" office:value="0.0000295538782" calcext:value-type="float">
            <text:p>2.95538782E-005</text:p>
          </table:table-cell>
          <table:table-cell office:value-type="float" office:value="0.0005133596531" calcext:value-type="float">
            <text:p>0.0005133597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2523998678" calcext:value-type="float">
            <text:p>12.2622523999</text:p>
          </table:table-cell>
          <table:table-cell table:formula="of:=LOG([.E5];10)" office:value-type="float" office:value="-2.11058971029903" calcext:value-type="float">
            <text:p>-2.1105897103</text:p>
          </table:table-cell>
          <table:table-cell table:formula="of:=LOG([.F5];10)" office:value-type="float" office:value="-2.91102871199835" calcext:value-type="float">
            <text:p>-2.911028712</text:p>
          </table:table-cell>
          <table:table-cell table:formula="of:=LOG([.G5];10)" office:value-type="float" office:value="-4.52938552086241" calcext:value-type="float">
            <text:p>-4.5293855209</text:p>
          </table:table-cell>
          <table:table-cell table:formula="of:=LOG([.H5];10)" office:value-type="float" office:value="-3.28957826718891" calcext:value-type="float">
            <text:p>-3.2895782672</text:p>
          </table:table-cell>
          <table:table-cell table:formula="of:=([.L5]-[.L4])/([.K5]-[.K4])" office:value-type="float" office:value="3.06422581072149" calcext:value-type="float">
            <text:p>3.06</text:p>
          </table:table-cell>
          <table:table-cell table:formula="of:=([.M5]-[.M4])/([.K5]-[.K4])" office:value-type="float" office:value="4.95124199195909" calcext:value-type="float">
            <text:p>4.95</text:p>
          </table:table-cell>
          <table:table-cell table:formula="of:=([.N5]-[.N4])/([.K5]-[.K4])" office:value-type="float" office:value="4.96733692133317" calcext:value-type="float">
            <text:p>4.97</text:p>
          </table:table-cell>
          <table:covered-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3695640518" calcext:value-type="float">
            <text:p>0.0003695641</text:p>
          </table:table-cell>
          <table:table-cell office:value-type="float" office:value="0.0000040866558" calcext:value-type="float">
            <text:p>4.0866558E-006</text:p>
          </table:table-cell>
          <table:table-cell office:value-type="float" office:value="0.00007074954" calcext:value-type="float">
            <text:p>7.074954E-005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6961534515" calcext:value-type="float">
            <text:p>12.2626961535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3.43231028004982" calcext:value-type="float">
            <text:p>-3.43231028</text:p>
          </table:table-cell>
          <table:table-cell table:formula="of:=LOG([.G6];10)" office:value-type="float" office:value="-5.38863193935121" calcext:value-type="float">
            <text:p>-5.3886319394</text:p>
          </table:table-cell>
          <table:table-cell table:formula="of:=LOG([.H6];10)" office:value-type="float" office:value="-4.15027637949429" calcext:value-type="float">
            <text:p>-4.1502763795</text:p>
          </table:table-cell>
          <table:table-cell table:formula="of:=([.L6]-[.L5])/([.K6]-[.K5])" office:value-type="float" office:value="3.01822120990304" calcext:value-type="float">
            <text:p>3.02</text:p>
          </table:table-cell>
          <table:table-cell table:formula="of:=([.M6]-[.M5])/([.K6]-[.K5])" office:value-type="float" office:value="4.97503829746014" calcext:value-type="float">
            <text:p>4.98</text:p>
          </table:table-cell>
          <table:table-cell table:formula="of:=([.N6]-[.N5])/([.K6]-[.K5])" office:value-type="float" office:value="4.98344360725056" calcext:value-type="float">
            <text:p>4.98</text:p>
          </table:table-cell>
          <table:covered-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1575343822" calcext:value-type="float">
            <text:p>0.0001575344</text:p>
          </table:table-cell>
          <table:table-cell office:value-type="float" office:value="0.0000009924973" calcext:value-type="float">
            <text:p>9.924973E-007</text:p>
          </table:table-cell>
          <table:table-cell office:value-type="float" office:value="0.0000171616206" calcext:value-type="float">
            <text:p>1.71616206E-005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498362747" calcext:value-type="float">
            <text:p>12.2627498363</text:p>
          </table:table-cell>
          <table:table-cell table:formula="of:=LOG([.E7];10)" office:value-type="float" office:value="-2.40654018042853" calcext:value-type="float">
            <text:p>-2.4065401804</text:p>
          </table:table-cell>
          <table:table-cell table:formula="of:=LOG([.F7];10)" office:value-type="float" office:value="-3.80262464587344" calcext:value-type="float">
            <text:p>-3.8026246459</text:p>
          </table:table-cell>
          <table:table-cell table:formula="of:=LOG([.G7];10)" office:value-type="float" office:value="-6.00327066602248" calcext:value-type="float">
            <text:p>-6.003270666</text:p>
          </table:table-cell>
          <table:table-cell table:formula="of:=LOG([.H7];10)" office:value-type="float" office:value="-4.7654417034101" calcext:value-type="float">
            <text:p>-4.7654417034</text:p>
          </table:table-cell>
          <table:table-cell table:formula="of:=([.L7]-[.L6])/([.K7]-[.K6])" office:value-type="float" office:value="3.00484839126496" calcext:value-type="float">
            <text:p>3.00</text:p>
          </table:table-cell>
          <table:table-cell table:formula="of:=([.M7]-[.M6])/([.K7]-[.K6])" office:value-type="float" office:value="4.98737386258179" calcext:value-type="float">
            <text:p>4.99</text:p>
          </table:table-cell>
          <table:table-cell table:formula="of:=([.N7]-[.N6])/([.K7]-[.K6])" office:value-type="float" office:value="4.9916468398928" calcext:value-type="float">
            <text:p>4.99</text:p>
          </table:table-cell>
          <table:covered-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51398473702" calcext:value-type="float">
            <text:p>0.0051398474</text:p>
          </table:table-cell>
          <table:table-cell office:value-type="float" office:value="0.0006015291726" calcext:value-type="float">
            <text:p>0.0006015292</text:p>
          </table:table-cell>
          <table:table-cell office:value-type="float" office:value="0.0010071669064" calcext:value-type="float">
            <text:p>0.0010071669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12943825308" calcext:value-type="float">
            <text:p>12.2612943825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2.28904977735961" calcext:value-type="float">
            <text:p>-2.2890497774</text:p>
          </table:table-cell>
          <table:table-cell table:formula="of:=LOG([.G9];10)" office:value-type="float" office:value="-3.22074330566083" calcext:value-type="float">
            <text:p>-3.2207433057</text:p>
          </table:table-cell>
          <table:table-cell table:formula="of:=LOG([.H9];10)" office:value-type="float" office:value="-2.99689855276118" calcext:value-type="float">
            <text:p>-2.9968985528</text:p>
          </table:table-cell>
          <table:table-cell table:number-columns-repeated="3"/>
          <table:table-cell table:style-name="ce2" office:value-type="string" calcext:value-type="string" table:number-columns-spanned="4" table:number-rows-spanned="6">
            <text:p>icbn+upwind flux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13240873877" calcext:value-type="float">
            <text:p>0.0013240874</text:p>
          </table:table-cell>
          <table:table-cell office:value-type="float" office:value="0.0001129121618" calcext:value-type="float">
            <text:p>0.0001129122</text:p>
          </table:table-cell>
          <table:table-cell office:value-type="float" office:value="0.000078971403" calcext:value-type="float">
            <text:p>7.8971403E-00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2596173329" calcext:value-type="float">
            <text:p>12.2625961733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2.87808335119278" calcext:value-type="float">
            <text:p>-2.8780833512</text:p>
          </table:table-cell>
          <table:table-cell table:formula="of:=LOG([.G10];10)" office:value-type="float" office:value="-3.94725927757753" calcext:value-type="float">
            <text:p>-3.9472592776</text:p>
          </table:table-cell>
          <table:table-cell table:formula="of:=LOG([.H10];10)" office:value-type="float" office:value="-4.10253014627533" calcext:value-type="float">
            <text:p>-4.1025301463</text:p>
          </table:table-cell>
          <table:table-cell table:formula="of:=([.L10]-[.L9])/([.K10]-[.K9])" office:value-type="float" office:value="4.98761223473908" calcext:value-type="float">
            <text:p>4.99</text:p>
          </table:table-cell>
          <table:table-cell table:formula="of:=([.M10]-[.M9])/([.K10]-[.K9])" office:value-type="float" office:value="6.15173754304771" calcext:value-type="float">
            <text:p>6.15</text:p>
          </table:table-cell>
          <table:table-cell table:formula="of:=([.N10]-[.N9])/([.K10]-[.K9])" office:value-type="float" office:value="9.36188004877127" calcext:value-type="float">
            <text:p>9.36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205818361" calcext:value-type="float">
            <text:p>0.0002058184</text:p>
          </table:table-cell>
          <table:table-cell office:value-type="float" office:value="0.0000088213424" calcext:value-type="float">
            <text:p>8.8213424E-006</text:p>
          </table:table-cell>
          <table:table-cell office:value-type="float" office:value="0.0000010695753" calcext:value-type="float">
            <text:p>1.0695753E-006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585543172" calcext:value-type="float">
            <text:p>12.2627585543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3.68651588455275" calcext:value-type="float">
            <text:p>-3.6865158846</text:p>
          </table:table-cell>
          <table:table-cell table:formula="of:=LOG([.G11];10)" office:value-type="float" office:value="-5.05446532047463" calcext:value-type="float">
            <text:p>-5.0544653205</text:p>
          </table:table-cell>
          <table:table-cell table:formula="of:=LOG([.H11];10)" office:value-type="float" office:value="-5.97078863491358" calcext:value-type="float">
            <text:p>-5.9707886349</text:p>
          </table:table-cell>
          <table:table-cell table:formula="of:=([.L11]-[.L10])/([.K11]-[.K10])" office:value-type="float" office:value="4.41933806576534" calcext:value-type="float">
            <text:p>4.42</text:p>
          </table:table-cell>
          <table:table-cell table:formula="of:=([.M11]-[.M10])/([.K11]-[.K10])" office:value-type="float" office:value="6.05259883800575" calcext:value-type="float">
            <text:p>6.05</text:p>
          </table:table-cell>
          <table:table-cell table:formula="of:=([.N11]-[.N10])/([.K11]-[.K10])" office:value-type="float" office:value="10.2129312154388" calcext:value-type="float">
            <text:p>10.21</text:p>
          </table:table-cell>
          <table:covered-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0603794985" calcext:value-type="float">
            <text:p>6.03794985E-005</text:p>
          </table:table-cell>
          <table:table-cell office:value-type="float" office:value="0.0000015064412" calcext:value-type="float">
            <text:p>1.5064412E-006</text:p>
          </table:table-cell>
          <table:table-cell office:value-type="float" office:value="0.0000000720357" calcext:value-type="float">
            <text:p>0.000000072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658315567" calcext:value-type="float">
            <text:p>12.2627658316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4.21911049846077" calcext:value-type="float">
            <text:p>-4.2191104985</text:p>
          </table:table-cell>
          <table:table-cell table:formula="of:=LOG([.G12];10)" office:value-type="float" office:value="-5.82204781521127" calcext:value-type="float">
            <text:p>-5.8220478152</text:p>
          </table:table-cell>
          <table:table-cell table:formula="of:=LOG([.H12];10)" office:value-type="float" office:value="-7.14245221925628" calcext:value-type="float">
            <text:p>-7.1424522193</text:p>
          </table:table-cell>
          <table:table-cell table:formula="of:=([.L12]-[.L11])/([.K12]-[.K11])" office:value-type="float" office:value="4.15056837703377" calcext:value-type="float">
            <text:p>4.15</text:p>
          </table:table-cell>
          <table:table-cell table:formula="of:=([.M12]-[.M11])/([.K12]-[.K11])" office:value-type="float" office:value="5.98185476575015" calcext:value-type="float">
            <text:p>5.98</text:p>
          </table:table-cell>
          <table:table-cell table:formula="of:=([.N12]-[.N11])/([.K12]-[.K11])" office:value-type="float" office:value="9.13090311975006" calcext:value-type="float">
            <text:p>9.13</text:p>
          </table:table-cell>
          <table:covered-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120070559" calcext:value-type="float">
            <text:p>1.20070559E-005</text:p>
          </table:table-cell>
          <table:table-cell office:value-type="float" office:value="0.0000001433199" calcext:value-type="float">
            <text:p>1.433199E-007</text:p>
          </table:table-cell>
          <table:table-cell office:value-type="float" office:value="0.0000000227215" calcext:value-type="float">
            <text:p>2.27215E-008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925713" calcext:value-type="float">
            <text:p>12.2627669257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4.92056346746195" calcext:value-type="float">
            <text:p>-4.9205634675</text:p>
          </table:table-cell>
          <table:table-cell table:formula="of:=LOG([.G13];10)" office:value-type="float" office:value="-6.84369350353037" calcext:value-type="float">
            <text:p>-6.8436935035</text:p>
          </table:table-cell>
          <table:table-cell table:formula="of:=LOG([.H13];10)" office:value-type="float" office:value="-7.64356300129643" calcext:value-type="float">
            <text:p>-7.6435630013</text:p>
          </table:table-cell>
          <table:table-cell table:formula="of:=([.L13]-[.L12])/([.K13]-[.K12])" office:value-type="float" office:value="4.06141394314521" calcext:value-type="float">
            <text:p>4.06</text:p>
          </table:table-cell>
          <table:table-cell table:formula="of:=([.M13]-[.M12])/([.K13]-[.K12])" office:value-type="float" office:value="5.91533035978413" calcext:value-type="float">
            <text:p>5.92</text:p>
          </table:table-cell>
          <table:table-cell table:formula="of:=([.N13]-[.N12])/([.K13]-[.K12])" office:value-type="float" office:value="2.90143232287733" calcext:value-type="float">
            <text:p>2.90</text:p>
          </table:table-cell>
          <table:covered-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38304025" calcext:value-type="float">
            <text:p>3.8304025E-006</text:p>
          </table:table-cell>
          <table:table-cell office:value-type="float" office:value="0.0000000275331" calcext:value-type="float">
            <text:p>2.75331E-008</text:p>
          </table:table-cell>
          <table:table-cell office:value-type="float" office:value="0.0000000052688" calcext:value-type="float">
            <text:p>5.2688E-009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70031641" calcext:value-type="float">
            <text:p>12.2627670032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5.41675558782134" calcext:value-type="float">
            <text:p>-5.4167555878</text:p>
          </table:table-cell>
          <table:table-cell table:formula="of:=LOG([.G14];10)" office:value-type="float" office:value="-7.56014488787659" calcext:value-type="float">
            <text:p>-7.5601448879</text:p>
          </table:table-cell>
          <table:table-cell table:formula="of:=LOG([.H14];10)" office:value-type="float" office:value="-8.27828828663217" calcext:value-type="float">
            <text:p>-8.2782882866</text:p>
          </table:table-cell>
          <table:table-cell table:formula="of:=([.L14]-[.L13])/([.K14]-[.K13])" office:value-type="float" office:value="4.02626047548585" calcext:value-type="float">
            <text:p>4.03</text:p>
          </table:table-cell>
          <table:table-cell table:formula="of:=([.M14]-[.M13])/([.K14]-[.K13])" office:value-type="float" office:value="5.81351410681603" calcext:value-type="float">
            <text:p>5.81</text:p>
          </table:table-cell>
          <table:table-cell table:formula="of:=([.N14]-[.N13])/([.K14]-[.K13])" office:value-type="float" office:value="5.15036257989694" calcext:value-type="float">
            <text:p>5.15</text:p>
          </table:table-cell>
          <table:covered-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312742763446" calcext:value-type="float">
            <text:p>0.0312742763</text:p>
          </table:table-cell>
          <table:table-cell office:value-type="float" office:value="0.0028048067712" calcext:value-type="float">
            <text:p>0.0028048068</text:p>
          </table:table-cell>
          <table:table-cell office:value-type="float" office:value="0.0009942227675" calcext:value-type="float">
            <text:p>0.0009942228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32957722047" calcext:value-type="float">
            <text:p>12.2632957722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1.50481273065718" calcext:value-type="float">
            <text:p>-1.5048127307</text:p>
          </table:table-cell>
          <table:table-cell table:formula="of:=LOG([.G16];10)" office:value-type="float" office:value="-2.55209705280075" calcext:value-type="float">
            <text:p>-2.5520970528</text:p>
          </table:table-cell>
          <table:table-cell table:formula="of:=LOG([.H16];10)" office:value-type="float" office:value="-3.00251629582747" calcext:value-type="float">
            <text:p>-3.0025162958</text:p>
          </table:table-cell>
          <table:table-cell table:number-columns-repeated="3"/>
          <table:table-cell table:style-name="ce2" office:value-type="string" calcext:value-type="string" table:number-columns-spanned="4" table:number-rows-spanned="6">
            <text:p>upwind+central flux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73071001334" calcext:value-type="float">
            <text:p>0.0073071001</text:p>
          </table:table-cell>
          <table:table-cell office:value-type="float" office:value="0.0006198584234" calcext:value-type="float">
            <text:p>0.0006198584</text:p>
          </table:table-cell>
          <table:table-cell office:value-type="float" office:value="0.0004788014675" calcext:value-type="float">
            <text:p>0.000478801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31539461995" calcext:value-type="float">
            <text:p>12.2631539462</text:p>
          </table:table-cell>
          <table:table-cell table:formula="of:=LOG([.E17];10)" office:value-type="float" office:value="-1.79934054945402" calcext:value-type="float">
            <text:p>-1.7993405495</text:p>
          </table:table-cell>
          <table:table-cell table:formula="of:=LOG([.F17];10)" office:value-type="float" office:value="-2.13625494122669" calcext:value-type="float">
            <text:p>-2.1362549412</text:p>
          </table:table-cell>
          <table:table-cell table:formula="of:=LOG([.G17];10)" office:value-type="float" office:value="-3.20770749269102" calcext:value-type="float">
            <text:p>-3.2077074927</text:p>
          </table:table-cell>
          <table:table-cell table:formula="of:=LOG([.H17];10)" office:value-type="float" office:value="-3.31984452717503" calcext:value-type="float">
            <text:p>-3.3198445272</text:p>
          </table:table-cell>
          <table:table-cell table:formula="of:=([.L17]-[.L16])/([.K17]-[.K16])" office:value-type="float" office:value="5.34670523867136" calcext:value-type="float">
            <text:p>5.35</text:p>
          </table:table-cell>
          <table:table-cell table:formula="of:=([.M17]-[.M16])/([.K17]-[.K16])" office:value-type="float" office:value="5.5513485079299" calcext:value-type="float">
            <text:p>5.55</text:p>
          </table:table-cell>
          <table:table-cell table:formula="of:=([.N17]-[.N16])/([.K17]-[.K16])" office:value-type="float" office:value="2.68696087864333" calcext:value-type="float">
            <text:p>2.69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9317336967" calcext:value-type="float">
            <text:p>0.0009317337</text:p>
          </table:table-cell>
          <table:table-cell office:value-type="float" office:value="0.0000338383833" calcext:value-type="float">
            <text:p>3.38383833E-005</text:p>
          </table:table-cell>
          <table:table-cell office:value-type="float" office:value="0.0000376947308" calcext:value-type="float">
            <text:p>3.76947308E-005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219291616" calcext:value-type="float">
            <text:p>12.2627219292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3.03070819771034" calcext:value-type="float">
            <text:p>-3.0307081977</text:p>
          </table:table-cell>
          <table:table-cell table:formula="of:=LOG([.G18];10)" office:value-type="float" office:value="-4.47059039447052" calcext:value-type="float">
            <text:p>-4.4705903945</text:p>
          </table:table-cell>
          <table:table-cell table:formula="of:=LOG([.H18];10)" office:value-type="float" office:value="-4.4237193538902" calcext:value-type="float">
            <text:p>-4.4237193539</text:p>
          </table:table-cell>
          <table:table-cell table:formula="of:=([.L18]-[.L17])/([.K18]-[.K17])" office:value-type="float" office:value="4.88957477749837" calcext:value-type="float">
            <text:p>4.89</text:p>
          </table:table-cell>
          <table:table-cell table:formula="of:=([.M18]-[.M17])/([.K18]-[.K17])" office:value-type="float" office:value="6.90361440211026" calcext:value-type="float">
            <text:p>6.90</text:p>
          </table:table-cell>
          <table:table-cell table:formula="of:=([.N18]-[.N17])/([.K18]-[.K17])" office:value-type="float" office:value="6.0343885732395" calcext:value-type="float">
            <text:p>6.03</text:p>
          </table:table-cell>
          <table:covered-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2639926125" calcext:value-type="float">
            <text:p>0.0002639926</text:p>
          </table:table-cell>
          <table:table-cell office:value-type="float" office:value="0.0000044374358" calcext:value-type="float">
            <text:p>4.4374358E-006</text:p>
          </table:table-cell>
          <table:table-cell office:value-type="float" office:value="0.0000126707672" calcext:value-type="float">
            <text:p>1.26707672E-005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530887538" calcext:value-type="float">
            <text:p>12.2627530888</text:p>
          </table:table-cell>
          <table:table-cell table:formula="of:=LOG([.E19];10)" office:value-type="float" office:value="-2.11058971029903" calcext:value-type="float">
            <text:p>-2.1105897103</text:p>
          </table:table-cell>
          <table:table-cell table:formula="of:=LOG([.F19];10)" office:value-type="float" office:value="-3.57840822614295" calcext:value-type="float">
            <text:p>-3.5784082261</text:p>
          </table:table-cell>
          <table:table-cell table:formula="of:=LOG([.G19];10)" office:value-type="float" office:value="-5.35286791718359" calcext:value-type="float">
            <text:p>-5.3528679172</text:p>
          </table:table-cell>
          <table:table-cell table:formula="of:=LOG([.H19];10)" office:value-type="float" office:value="-4.8971970883021" calcext:value-type="float">
            <text:p>-4.8971970883</text:p>
          </table:table-cell>
          <table:table-cell table:formula="of:=([.L19]-[.L18])/([.K19]-[.K18])" office:value-type="float" office:value="4.26828653303932" calcext:value-type="float">
            <text:p>4.27</text:p>
          </table:table-cell>
          <table:table-cell table:formula="of:=([.M19]-[.M18])/([.K19]-[.K18])" office:value-type="float" office:value="6.87568572778124" calcext:value-type="float">
            <text:p>6.88</text:p>
          </table:table-cell>
          <table:table-cell table:formula="of:=([.N19]-[.N18])/([.K19]-[.K18])" office:value-type="float" office:value="3.68986403609975" calcext:value-type="float">
            <text:p>3.69</text:p>
          </table:table-cell>
          <table:covered-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78873818" calcext:value-type="float">
            <text:p>7.8873818E-005</text:p>
          </table:table-cell>
          <table:table-cell office:value-type="float" office:value="0.0000001503784" calcext:value-type="float">
            <text:p>1.503784E-007</text:p>
          </table:table-cell>
          <table:table-cell office:value-type="float" office:value="0.0000005337265" calcext:value-type="float">
            <text:p>5.337265E-007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369265" calcext:value-type="float">
            <text:p>12.2627663693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4.10306713601943" calcext:value-type="float">
            <text:p>-4.103067136</text:p>
          </table:table-cell>
          <table:table-cell table:formula="of:=LOG([.G20];10)" office:value-type="float" office:value="-6.8228145403035" calcext:value-type="float">
            <text:p>-6.8228145403</text:p>
          </table:table-cell>
          <table:table-cell table:formula="of:=LOG([.H20];10)" office:value-type="float" office:value="-6.27268123355007" calcext:value-type="float">
            <text:p>-6.2726812336</text:p>
          </table:table-cell>
          <table:table-cell table:formula="of:=([.L20]-[.L19])/([.K20]-[.K19])" office:value-type="float" office:value="3.03777602510098" calcext:value-type="float">
            <text:p>3.04</text:p>
          </table:table-cell>
          <table:table-cell table:formula="of:=([.M20]-[.M19])/([.K20]-[.K19])" office:value-type="float" office:value="8.51099357283978" calcext:value-type="float">
            <text:p>8.51</text:p>
          </table:table-cell>
          <table:table-cell table:formula="of:=([.N20]-[.N19])/([.K20]-[.K19])" office:value-type="float" office:value="7.96405565727369" calcext:value-type="float">
            <text:p>7.96</text:p>
          </table:table-cell>
          <table:covered-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258198266" calcext:value-type="float">
            <text:p>2.58198266E-005</text:p>
          </table:table-cell>
          <table:table-cell office:value-type="float" office:value="0.0000000247502" calcext:value-type="float">
            <text:p>2.47502E-008</text:p>
          </table:table-cell>
          <table:table-cell office:value-type="float" office:value="0.0000000619658" calcext:value-type="float">
            <text:p>0.000000062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69359295" calcext:value-type="float">
            <text:p>12.2627669359</text:p>
          </table:table-cell>
          <table:table-cell table:formula="of:=LOG([.E21];10)" office:value-type="float" office:value="-2.40654018042853" calcext:value-type="float">
            <text:p>-2.4065401804</text:p>
          </table:table-cell>
          <table:table-cell table:formula="of:=LOG([.F21];10)" office:value-type="float" office:value="-4.58804667868137" calcext:value-type="float">
            <text:p>-4.5880466787</text:p>
          </table:table-cell>
          <table:table-cell table:formula="of:=LOG([.G21];10)" office:value-type="float" office:value="-7.60642128729423" calcext:value-type="float">
            <text:p>-7.6064212873</text:p>
          </table:table-cell>
          <table:table-cell table:formula="of:=LOG([.H21];10)" office:value-type="float" office:value="-7.20784793903894" calcext:value-type="float">
            <text:p>-7.207847939</text:p>
          </table:table-cell>
          <table:table-cell table:formula="of:=([.L21]-[.L20])/([.K21]-[.K20])" office:value-type="float" office:value="3.93527805847597" calcext:value-type="float">
            <text:p>3.94</text:p>
          </table:table-cell>
          <table:table-cell table:formula="of:=([.M21]-[.M20])/([.K21]-[.K20])" office:value-type="float" office:value="6.3584340506005" calcext:value-type="float">
            <text:p>6.36</text:p>
          </table:table-cell>
          <table:table-cell table:formula="of:=([.N21]-[.N20])/([.K21]-[.K20])" office:value-type="float" office:value="7.58823969548932" calcext:value-type="float">
            <text:p>7.59</text:p>
          </table:table-cell>
          <table:covered-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60363822422" calcext:value-type="float">
            <text:p>0.0060363822</text:p>
          </table:table-cell>
          <table:table-cell office:value-type="float" office:value="0.0005601244724" calcext:value-type="float">
            <text:p>0.0005601245</text:p>
          </table:table-cell>
          <table:table-cell office:value-type="float" office:value="0.000040801372" calcext:value-type="float">
            <text:p>4.0801372E-005</text:p>
          </table:table-cell>
          <table:table-cell office:value-type="float" office:value="12.2623015494371" calcext:value-type="float">
            <text:p>12.2623015494</text:p>
          </table:table-cell>
          <table:table-cell office:value-type="float" office:value="12.2623423508091" calcext:value-type="float">
            <text:p>12.2623423508</text:p>
          </table:table-cell>
          <table:table-cell table:formula="of:=LOG([.E23];10)" office:value-type="float" office:value="-1.68124123737628" calcext:value-type="float">
            <text:p>-1.6812412374</text:p>
          </table:table-cell>
          <table:table-cell table:formula="of:=LOG([.F23];10)" office:value-type="float" office:value="-2.21922326716979" calcext:value-type="float">
            <text:p>-2.2192232672</text:p>
          </table:table-cell>
          <table:table-cell table:formula="of:=LOG([.G23];10)" office:value-type="float" office:value="-3.25171545215523" calcext:value-type="float">
            <text:p>-3.2517154522</text:p>
          </table:table-cell>
          <table:table-cell table:formula="of:=LOG([.H23];10)" office:value-type="float" office:value="-4.38932523293926" calcext:value-type="float">
            <text:p>-4.3893252329</text:p>
          </table:table-cell>
          <table:table-cell table:number-columns-repeated="3"/>
          <table:table-cell table:style-name="ce2" office:value-type="string" calcext:value-type="string" table:number-columns-spanned="4" table:number-rows-spanned="6">
            <text:p>icbn+central flux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1249161386" calcext:value-type="float">
            <text:p>0.0012491614</text:p>
          </table:table-cell>
          <table:table-cell office:value-type="float" office:value="0.0000914313705" calcext:value-type="float">
            <text:p>9.14313705E-005</text:p>
          </table:table-cell>
          <table:table-cell office:value-type="float" office:value="0.0000616231924" calcext:value-type="float">
            <text:p>6.16231924E-005</text:p>
          </table:table-cell>
          <table:table-cell office:value-type="float" office:value="12.262675144732" calcext:value-type="float">
            <text:p>12.2626751447</text:p>
          </table:table-cell>
          <table:table-cell office:value-type="float" office:value="12.2626135215396" calcext:value-type="float">
            <text:p>12.2626135215</text:p>
          </table:table-cell>
          <table:table-cell table:formula="of:=LOG([.E24];10)" office:value-type="float" office:value="-1.79934054945402" calcext:value-type="float">
            <text:p>-1.7993405495</text:p>
          </table:table-cell>
          <table:table-cell table:formula="of:=LOG([.F24];10)" office:value-type="float" office:value="-2.90338144911868" calcext:value-type="float">
            <text:p>-2.9033814491</text:p>
          </table:table-cell>
          <table:table-cell table:formula="of:=LOG([.G24];10)" office:value-type="float" office:value="-4.03890477037619" calcext:value-type="float">
            <text:p>-4.0389047704</text:p>
          </table:table-cell>
          <table:table-cell table:formula="of:=LOG([.H24];10)" office:value-type="float" office:value="-4.21025580673652" calcext:value-type="float">
            <text:p>-4.2102558067</text:p>
          </table:table-cell>
          <table:table-cell table:formula="of:=([.L24]-[.L23])/([.K24]-[.K23])" office:value-type="float" office:value="5.79307508157691" calcext:value-type="float">
            <text:p>5.79</text:p>
          </table:table-cell>
          <table:table-cell table:formula="of:=([.M24]-[.M23])/([.K24]-[.K23])" office:value-type="float" office:value="6.6654860589097" calcext:value-type="float">
            <text:p>6.67</text:p>
          </table:table-cell>
          <table:table-cell table:formula="of:=([.N24]-[.N23])/([.K24]-[.K23])" office:value-type="float" office:value="-1.5162613824954" calcext:value-type="float">
            <text:p>-1.52</text:p>
          </table:table-cell>
          <table:covered-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3505254725" calcext:value-type="float">
            <text:p>0.0003505255</text:p>
          </table:table-cell>
          <table:table-cell office:value-type="float" office:value="0.0000057061751" calcext:value-type="float">
            <text:p>5.7061751E-006</text:p>
          </table:table-cell>
          <table:table-cell office:value-type="float" office:value="0.0000030661147" calcext:value-type="float">
            <text:p>3.0661147E-006</text:p>
          </table:table-cell>
          <table:table-cell office:value-type="float" office:value="12.2627596238924" calcext:value-type="float">
            <text:p>12.2627596239</text:p>
          </table:table-cell>
          <table:table-cell office:value-type="float" office:value="12.2627626900071" calcext:value-type="float">
            <text:p>12.26276269</text:p>
          </table:table-cell>
          <table:table-cell table:formula="of:=LOG([.E25];10)" office:value-type="float" office:value="-1.98227123303818" calcext:value-type="float">
            <text:p>-1.982271233</text:p>
          </table:table-cell>
          <table:table-cell table:formula="of:=LOG([.F25];10)" office:value-type="float" office:value="-3.4552804166011" calcext:value-type="float">
            <text:p>-3.4552804166</text:p>
          </table:table-cell>
          <table:table-cell table:formula="of:=LOG([.G25];10)" office:value-type="float" office:value="-5.24365490569033" calcext:value-type="float">
            <text:p>-5.2436549057</text:p>
          </table:table-cell>
          <table:table-cell table:formula="of:=LOG([.H25];10)" office:value-type="float" office:value="-5.51341160269582" calcext:value-type="float">
            <text:p>-5.5134116027</text:p>
          </table:table-cell>
          <table:table-cell table:formula="of:=([.L25]-[.L24])/([.K25]-[.K24])" office:value-type="float" office:value="3.01698412026378" calcext:value-type="float">
            <text:p>3.02</text:p>
          </table:table-cell>
          <table:table-cell table:formula="of:=([.M25]-[.M24])/([.K25]-[.K24])" office:value-type="float" office:value="6.58582864126163" calcext:value-type="float">
            <text:p>6.59</text:p>
          </table:table-cell>
          <table:table-cell table:formula="of:=([.N25]-[.N24])/([.K25]-[.K24])" office:value-type="float" office:value="7.12376825159429" calcext:value-type="float">
            <text:p>7.12</text:p>
          </table:table-cell>
          <table:covered-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0794720629" calcext:value-type="float">
            <text:p>7.94720629E-005</text:p>
          </table:table-cell>
          <table:table-cell office:value-type="float" office:value="0.0000005986365" calcext:value-type="float">
            <text:p>5.986365E-007</text:p>
          </table:table-cell>
          <table:table-cell office:value-type="float" office:value="0.0000008265562" calcext:value-type="float">
            <text:p>8.265562E-007</text:p>
          </table:table-cell>
          <table:table-cell office:value-type="float" office:value="12.262765759521" calcext:value-type="float">
            <text:p>12.2627657595</text:p>
          </table:table-cell>
          <table:table-cell office:value-type="float" office:value="12.2627665860772" calcext:value-type="float">
            <text:p>12.2627665861</text:p>
          </table:table-cell>
          <table:table-cell table:formula="of:=LOG([.E26];10)" office:value-type="float" office:value="-2.11058971029903" calcext:value-type="float">
            <text:p>-2.1105897103</text:p>
          </table:table-cell>
          <table:table-cell table:formula="of:=LOG([.F26];10)" office:value-type="float" office:value="-4.09978551361632" calcext:value-type="float">
            <text:p>-4.0997855136</text:p>
          </table:table-cell>
          <table:table-cell table:formula="of:=LOG([.G26];10)" office:value-type="float" office:value="-6.22283680693231" calcext:value-type="float">
            <text:p>-6.2228368069</text:p>
          </table:table-cell>
          <table:table-cell table:formula="of:=LOG([.H26];10)" office:value-type="float" office:value="-6.08272761212266" calcext:value-type="float">
            <text:p>-6.0827276121</text:p>
          </table:table-cell>
          <table:table-cell table:formula="of:=([.L26]-[.L25])/([.K26]-[.K25])" office:value-type="float" office:value="5.02269907477959" calcext:value-type="float">
            <text:p>5.02</text:p>
          </table:table-cell>
          <table:table-cell table:formula="of:=([.M26]-[.M25])/([.K26]-[.K25])" office:value-type="float" office:value="7.63087220285069" calcext:value-type="float">
            <text:p>7.63</text:p>
          </table:table-cell>
          <table:table-cell table:formula="of:=([.N26]-[.N25])/([.K26]-[.K25])" office:value-type="float" office:value="4.43674224928261" calcext:value-type="float">
            <text:p>4.44</text:p>
          </table:table-cell>
          <table:covered-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33582319" calcext:value-type="float">
            <text:p>3.3582319E-006</text:p>
          </table:table-cell>
          <table:table-cell office:value-type="float" office:value="0.0000001761004" calcext:value-type="float">
            <text:p>1.761004E-007</text:p>
          </table:table-cell>
          <table:table-cell office:value-type="float" office:value="0.0000000322774" calcext:value-type="float">
            <text:p>3.22774E-008</text:p>
          </table:table-cell>
          <table:table-cell office:value-type="float" office:value="12.2627669029915" calcext:value-type="float">
            <text:p>12.262766903</text:p>
          </table:table-cell>
          <table:table-cell office:value-type="float" office:value="12.2627668707141" calcext:value-type="float">
            <text:p>12.2627668707</text:p>
          </table:table-cell>
          <table:table-cell table:formula="of:=LOG([.E27];10)" office:value-type="float" office:value="-2.28330122870633" calcext:value-type="float">
            <text:p>-2.2833012287</text:p>
          </table:table-cell>
          <table:table-cell table:formula="of:=LOG([.F27];10)" office:value-type="float" office:value="-5.47388931730668" calcext:value-type="float">
            <text:p>-5.4738893173</text:p>
          </table:table-cell>
          <table:table-cell table:formula="of:=LOG([.G27];10)" office:value-type="float" office:value="-6.75423965756143" calcext:value-type="float">
            <text:p>-6.7542396576</text:p>
          </table:table-cell>
          <table:table-cell table:formula="of:=LOG([.H27];10)" office:value-type="float" office:value="-7.4911014557074" calcext:value-type="float">
            <text:p>-7.4911014557</text:p>
          </table:table-cell>
          <table:table-cell table:formula="of:=([.L27]-[.L26])/([.K27]-[.K26])" office:value-type="float" office:value="7.95606347719023" calcext:value-type="float">
            <text:p>7.96</text:p>
          </table:table-cell>
          <table:table-cell table:formula="of:=([.M27]-[.M26])/([.K27]-[.K26])" office:value-type="float" office:value="3.07682345410188" calcext:value-type="float">
            <text:p>3.08</text:p>
          </table:table-cell>
          <table:table-cell table:formula="of:=([.N27]-[.N26])/([.K27]-[.K26])" office:value-type="float" office:value="8.15448706937679" calcext:value-type="float">
            <text:p>8.15</text:p>
          </table:table-cell>
          <table:covered-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7372403" calcext:value-type="float">
            <text:p>7.372403E-006</text:p>
          </table:table-cell>
          <table:table-cell office:value-type="float" office:value="0.0000000369946" calcext:value-type="float">
            <text:p>0.000000037</text:p>
          </table:table-cell>
          <table:table-cell office:value-type="float" office:value="0.0000000065432" calcext:value-type="float">
            <text:p>6.5432E-009</text:p>
          </table:table-cell>
          <table:table-cell office:value-type="float" office:value="12.2627669978953" calcext:value-type="float">
            <text:p>12.2627669979</text:p>
          </table:table-cell>
          <table:table-cell office:value-type="float" office:value="12.2627670044386" calcext:value-type="float">
            <text:p>12.2627670044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5.13239093282728" calcext:value-type="float">
            <text:p>-5.1323909328</text:p>
          </table:table-cell>
          <table:table-cell table:formula="of:=LOG([.G28];10)" office:value-type="float" office:value="-7.43186166407772" calcext:value-type="float">
            <text:p>-7.4318616641</text:p>
          </table:table-cell>
          <table:table-cell table:formula="of:=LOG([.H28];10)" office:value-type="float" office:value="-8.1842098048172" calcext:value-type="float">
            <text:p>-8.1842098048</text:p>
          </table:table-cell>
          <table:table-cell table:formula="of:=([.L28]-[.L27])/([.K28]-[.K27])" office:value-type="float" office:value="-2.77102636550492" calcext:value-type="float">
            <text:p>-2.77</text:p>
          </table:table-cell>
          <table:table-cell table:formula="of:=([.M28]-[.M27])/([.K28]-[.K27])" office:value-type="float" office:value="5.49844020130724" calcext:value-type="float">
            <text:p>5.50</text:p>
          </table:table-cell>
          <table:table-cell table:formula="of:=([.N28]-[.N27])/([.K28]-[.K27])" office:value-type="float" office:value="5.62410130420605" calcext:value-type="float">
            <text:p>5.62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0:37:27.302628202</meta:creation-date>
    <dc:date>2017-08-24T02:31:47.564019112</dc:date>
    <meta:editing-duration>PT1H45M3S</meta:editing-duration>
    <meta:editing-cycles>4</meta:editing-cycles>
    <meta:generator>LibreOffice/4.2.8.2$Linux_X86_64 LibreOffice_project/420m0$Build-2</meta:generator>
    <meta:document-statistic meta:table-count="1" meta:cell-count="417" meta:object-count="0"/>
  </office:meta>
</office:document-meta>
</file>